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f215" officeooo:paragraph-rsid="000bf215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bf215" officeooo:paragraph-rsid="000bf21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e9146" officeooo:paragraph-rsid="000e914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e8fa" officeooo:paragraph-rsid="000fe8f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408f0" officeooo:paragraph-rsid="001408f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4d1f0" officeooo:paragraph-rsid="0014d1f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bf215" officeooo:paragraph-rsid="000bf21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e9146" officeooo:paragraph-rsid="000e914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1792a" officeooo:paragraph-rsid="0011792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408f0" officeooo:paragraph-rsid="001408f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4d1f0" officeooo:paragraph-rsid="0014d1f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bf215" officeooo:paragraph-rsid="000bf21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e9146"/>
    </style:style>
    <style:style style:name="P14" style:family="paragraph" style:parent-style-name="Standard">
      <style:paragraph-properties fo:text-align="start" style:justify-single-word="false"/>
      <style:text-properties officeooo:paragraph-rsid="000fe8fa"/>
    </style:style>
    <style:style style:name="T1" style:family="text">
      <style:text-properties officeooo:rsid="000dac42"/>
    </style:style>
    <style:style style:name="T2" style:family="text">
      <style:text-properties officeooo:rsid="000e9146"/>
    </style:style>
    <style:style style:name="T3" style:family="text">
      <style:text-properties officeooo:rsid="000fe8fa"/>
    </style:style>
    <style:style style:name="T4" style:family="text">
      <style:text-properties officeooo:rsid="0011792a"/>
    </style:style>
    <style:style style:name="T5" style:family="text">
      <style:text-properties officeooo:rsid="0014d1f0"/>
    </style:style>
    <style:style style:name="T6" style:family="text">
      <style:text-properties officeooo:rsid="00155404"/>
    </style:style>
    <style:style style:name="T7" style:family="text">
      <style:text-properties fo:font-size="14pt" fo:font-weight="normal" officeooo:rsid="000e9146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fe8fa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55404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5bbcf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5c9db" style:font-size-asian="12.25pt" style:font-weight-asian="normal" style:font-size-complex="14pt" style:font-weight-complex="normal"/>
    </style:style>
    <style:style style:name="T12" style:family="text">
      <style:text-properties officeooo:rsid="0015bbcf"/>
    </style:style>
    <style:style style:name="T13" style:family="text">
      <style:text-properties officeooo:rsid="0015c9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Vision</text:p>
      <text:p text:style-name="P2"/>
      <text:p text:style-name="P2">Titre : </text:p>
      <text:p text:style-name="P7"/>
      <text:p text:style-name="P2">Problématique </text:p>
      <text:p text:style-name="P2"/>
      <text:p text:style-name="P7">Le client possède <text:s/><text:span text:style-name="T1">un programme lui permettant d’effectuer une recherche exhaustive d’articles scientifiques et d’analyser les résultats. Malheureusement, ce programme ne possède pas d’interface utilisateur facile à utiliser et il faut le lancer manuellement pour chaque recherche. </text:span><text:span text:style-name="T2">Pour chaque demande, c’est le client lui-même qui doit prendre sur son temps de travail afin de lancer le programme avec les paramètres de recherches et livrer les résultats </text:span><text:span text:style-name="T3">à l’utilisateur.</text:span></text:p>
      <text:p text:style-name="P7"/>
      <text:p text:style-name="P7"/>
      <text:p text:style-name="P3">Produit final</text:p>
      <text:p text:style-name="P3"/>
      <text:p text:style-name="P13"><text:span text:style-name="T7">Le but est de créer une application permettant d’automatiser tout le processus de recherche afin de libérer du temps au client et permettre à plus d’utilisateurs de se servir de cet outil. Cette application sera doté </text:span><text:span text:style-name="T8">d’</text:span><text:span text:style-name="T7">une interface utilisateur graphique, facile à prendre en main, permettant à l’utilisateur de </text:span><text:span text:style-name="T9">soumettre la requête</text:span><text:span text:style-name="T7"> de sa recherche et d’analyser les résultats. </text:span><text:span text:style-name="T8">Cette application pourra être accéder depuis un navigateur web et l’utilisateur aura un compte utilisateur qu’il pourra gérer.</text:span></text:p>
      <text:p text:style-name="P8"/>
      <text:p text:style-name="P8"/>
      <text:p text:style-name="P4">Fonctionnalités</text:p>
      <text:p text:style-name="P4"/>
      <text:p text:style-name="P14"><text:span text:style-name="T8">Permettre une recherche d’articles en choisissant des mots-clés </text:span><text:span text:style-name="T10">ou des groupes de mots clés combinés</text:span><text:span text:style-name="T8">.</text:span></text:p>
      <text:p text:style-name="P14"><text:span text:style-name="T8">Par le biais du compte utilisateur ou/et par e-mail, </text:span><text:span text:style-name="T11">informer l’utilisateur de </text:span><text:span text:style-name="T8">l’avancée d’une recherche.</text:span></text:p>
      <text:p text:style-name="P9">Proposer des outils permettant d’<text:span text:style-name="T13">organiser(par thème) et de visualiser les résultats de la recherche.</text:span></text:p>
      <text:p text:style-name="P9">Télécharger un document avec les identifiants/textes des articles finaux.</text:p>
      <text:p text:style-name="P9">Entretenir une base de données permettant de garder en mémoire toutes les recherches passées avec leurs résultats.</text:p>
      <text:p text:style-name="P9"/>
      <text:p text:style-name="P9"/>
      <text:p text:style-name="P5">Utilisateur</text:p>
      <text:p text:style-name="P5"/>
      <text:p text:style-name="P10">Du doctorant aux grands groupes de recherche, l’application sera ouvert à tous. L’application devra être assez simple pour que n’importe qui puisse l’utiliser.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5">Données</text:p>
      <text:p text:style-name="P5"/>
      <text:p text:style-name="P10">Les données principales de l’application seront les articles scientifiques, leur méta-donnée<text:span text:style-name="T5">s</text:span> voire leur texte principal. L’application se servira du programme initial du client afin de récolter des articles depuis plusieurs bases de données ouvertes <text:span text:style-name="T13">et de les classifier</text:span>. Tout cela sera conservé dans la base de donnée de l’application.</text:p>
      <text:p text:style-name="P10"/>
      <text:p text:style-name="P10"/>
      <text:p text:style-name="P6">Client</text:p>
      <text:p text:style-name="P6"/>
      <text:p text:style-name="P11">Le seul parti engagé dans ce projet est le client.</text:p>
      <text:p text:style-name="P11"/>
      <text:p text:style-name="P11">Faculté de médecine de Genève</text:p>
      <text:p text:style-name="P11">Institut de la santé globale</text:p>
      <text:p text:style-name="P11">Division des maladies infectieuses et de la modélisation mathématique</text:p>
      <text:p text:style-name="P11"/>
      <text:p text:style-name="P11">Représentants : Erol Orel et Aziza Merzouk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8:15:15.712114861</meta:creation-date>
    <dc:date>2022-03-13T20:56:56.757876687</dc:date>
    <meta:editing-duration>PT26M2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334" meta:character-count="2273" meta:non-whitespace-character-count="1958"/>
  </office:meta>
</office:document-meta>
</file>